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bold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499cm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bold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P5" style:family="paragraph" style:parent-style-name="Text_20_body" style:list-style-name="L1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P6" style:family="paragraph" style:parent-style-name="Text_20_body" style:list-style-name="L2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P7" style:family="paragraph" style:parent-style-name="Text_20_body" style:list-style-name="L3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4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P9" style:family="paragraph" style:parent-style-name="Text_20_body" style:list-style-name="L5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6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7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FINE OBJECTIVES</text:p>
      <text:list xml:id="list3541354135103022856" text:style-name="L1">
        <text:list-item>
          <text:p text:style-name="P5">Identify business objectives</text:p>
        </text:list-item>
        <text:list-item>
          <text:p text:style-name="P5">Identify security and compliance requirements</text:p>
        </text:list-item>
        <text:list-item>
          <text:p text:style-name="P5">Business impact analysis</text:p>
        </text:list-item>
        <text:list-item>
          <text:p text:style-name="P5"/>
        </text:list-item>
      </text:list>
      <text:p text:style-name="P1"/>
      <text:p text:style-name="P3">THREAT ANALYSIS</text:p>
      <text:list xml:id="list6702694695476491803" text:style-name="L2">
        <text:list-item>
          <text:p text:style-name="P6">Probabilistic attack scenario analysis</text:p>
        </text:list-item>
        <text:list-item>
          <text:p text:style-name="P6">Regression analysis on security events</text:p>
        </text:list-item>
        <text:list-item>
          <text:p text:style-name="P6">Threat intelligence correlation and analytics </text:p>
        </text:list-item>
        <text:list-item>
          <text:p text:style-name="P6"/>
        </text:list-item>
      </text:list>
      <text:p text:style-name="P1"/>
      <text:p text:style-name="P3">RISK &amp; IMPACT ANALYSIS</text:p>
      <text:list xml:id="list6128920428477826115" text:style-name="L3">
        <text:list-item>
          <text:p text:style-name="P7">Qualify and quantify business impact</text:p>
        </text:list-item>
        <text:list-item>
          <text:p text:style-name="P7">Countermeasure identification and residual risk analysis</text:p>
        </text:list-item>
        <text:list-item>
          <text:p text:style-name="P7">Identify risk mitigation strategies</text:p>
        </text:list-item>
        <text:list-item>
          <text:p text:style-name="P7"/>
        </text:list-item>
      </text:list>
      <text:p text:style-name="P1"/>
      <text:p text:style-name="P3">DEFINE TECHNICAL SCOPE</text:p>
      <text:list xml:id="list7460107205759350264" text:style-name="L4">
        <text:list-item>
          <text:p text:style-name="P8">Capture the boundaries of the technical environment</text:p>
        </text:list-item>
        <text:list-item>
          <text:p text:style-name="P8">Capture infrastructure, application, and software dependencies</text:p>
        </text:list-item>
        <text:list-item>
          <text:p text:style-name="P8"/>
        </text:list-item>
      </text:list>
      <text:p text:style-name="P1"/>
      <text:p text:style-name="P3">VULENRABILITY &amp; WEAKNESSES ANALYSIS</text:p>
      <text:list xml:id="list7276904443375233478" text:style-name="L5">
        <text:list-item>
          <text:p text:style-name="P9">Queries of existing vulnerability reports and issue tracking</text:p>
        </text:list-item>
        <text:list-item>
          <text:p text:style-name="P9">Threat to existing vulnerability mapping using threat trees</text:p>
        </text:list-item>
        <text:list-item>
          <text:p text:style-name="P9">Design flaw analysis employing use and abuse cases</text:p>
        </text:list-item>
        <text:list-item>
          <text:p text:style-name="P9">Scorings (CVSS/CWSS) and enumerations (CWE/CVE) </text:p>
        </text:list-item>
        <text:list-item>
          <text:p text:style-name="P9"/>
        </text:list-item>
      </text:list>
      <text:p text:style-name="P1"/>
      <text:p text:style-name="P3">APPLICATION DECOMPOSITION</text:p>
      <text:list xml:id="list3682344853067501289" text:style-name="L6">
        <text:list-item>
          <text:p text:style-name="P10">Identify use cases, define application entry points and trust levels</text:p>
        </text:list-item>
        <text:list-item>
          <text:p text:style-name="P10">Identify actors, assets, services, roles, and data sources</text:p>
        </text:list-item>
        <text:list-item>
          <text:p text:style-name="P10">Data flow diagramming (DFDs) and trust boundaries </text:p>
        </text:list-item>
      </text:list>
      <text:p text:style-name="P4"/>
      <text:p text:style-name="P2">ATTACK MODELING</text:p>
      <text:list xml:id="list8689299822946728797" text:style-name="L7">
        <text:list-item>
          <text:p text:style-name="P11">Attack surface analysis</text:p>
        </text:list-item>
        <text:list-item>
          <text:p text:style-name="P11"><text:soft-page-break/>Attack tree development and attack library management</text:p>
        </text:list-item>
        <text:list-item>
          <text:p text:style-name="P11">Attack to vulnerability and exploit analysis using attack trees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32cm" fo:margin-bottom="1.997cm" fo:margin-left="1.217cm" fo:margin-right="1.36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56S</meta:editing-duration>
    <meta:editing-cycles>3</meta:editing-cycles>
    <meta:generator>OpenOffice/4.1.14$Win32 OpenOffice.org_project/4114m1$Build-9811</meta:generator>
    <dc:date>2023-11-21T15:40:37.01</dc:date>
    <meta:document-statistic meta:table-count="0" meta:image-count="0" meta:object-count="0" meta:page-count="2" meta:paragraph-count="28" meta:word-count="166" meta:character-count="1163"/>
    <dc:creator>kaos sevdalisi</dc:creator>
    <meta:user-defined meta:name="Info 1"/>
    <meta:user-defined meta:name="Info 2"/>
    <meta:user-defined meta:name="Info 3"/>
    <meta:user-defined meta:name="Info 4"/>
  </office:meta>
</office:document-meta>
</file>